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9752" calcext:value-type="float">
            <text:p>75.7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2756" calcext:value-type="float">
            <text:p>75.7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5496" calcext:value-type="float">
            <text:p>75.2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9504" calcext:value-type="float">
            <text:p>75.2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2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71528" calcext:value-type="float">
            <text:p>75.4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09984" calcext:value-type="float">
            <text:p>75.30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73408" calcext:value-type="float">
            <text:p>75.27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8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1608" calcext:value-type="float">
            <text:p>75.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97208" calcext:value-type="float">
            <text:p>75.1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6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2888" calcext:value-type="float">
            <text:p>74.9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272" calcext:value-type="float">
            <text:p>75.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868024" calcext:value-type="float">
            <text:p>74.8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92664" calcext:value-type="float">
            <text:p>73.89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5012" calcext:value-type="float">
            <text:p>73.35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34552" calcext:value-type="float">
            <text:p>72.23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1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4072" calcext:value-type="float">
            <text:p>72.20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94472" calcext:value-type="float">
            <text:p>71.5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106792" calcext:value-type="float">
            <text:p>71.10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7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63992" calcext:value-type="float">
            <text:p>71.5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01992" calcext:value-type="float">
            <text:p>70.80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2884" calcext:value-type="float">
            <text:p>70.7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405752" calcext:value-type="float">
            <text:p>70.4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8656" calcext:value-type="float">
            <text:p>70.0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9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5592" calcext:value-type="float">
            <text:p>69.1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0496" calcext:value-type="float">
            <text:p>69.5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4888" calcext:value-type="float">
            <text:p>68.0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78504" calcext:value-type="float">
            <text:p>67.2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7312" calcext:value-type="float">
            <text:p>66.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1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3456" calcext:value-type="float">
            <text:p>66.51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9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60472" calcext:value-type="float">
            <text:p>66.2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79472" calcext:value-type="float">
            <text:p>65.8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9512" calcext:value-type="float">
            <text:p>66.19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26944" calcext:value-type="float">
            <text:p>66.22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15336" calcext:value-type="float">
            <text:p>66.31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2496" calcext:value-type="float">
            <text:p>66.45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37384" calcext:value-type="float">
            <text:p>65.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7396" calcext:value-type="float">
            <text:p>65.9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5256" calcext:value-type="float">
            <text:p>65.67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9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398144" calcext:value-type="float">
            <text:p>64.39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69544" calcext:value-type="float">
            <text:p>64.16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06832" calcext:value-type="float">
            <text:p>63.8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83872" calcext:value-type="float">
            <text:p>62.9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03" calcext:value-type="float">
            <text:p>62.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2384" calcext:value-type="float">
            <text:p>60.2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82504" calcext:value-type="float">
            <text:p>61.1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532" calcext:value-type="float">
            <text:p>57.8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7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16728" calcext:value-type="float">
            <text:p>56.1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81904" calcext:value-type="float">
            <text:p>56.38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276" calcext:value-type="float">
            <text:p>56.37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5628" calcext:value-type="float">
            <text:p>54.05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22808" calcext:value-type="float">
            <text:p>51.4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7092" calcext:value-type="float">
            <text:p>49.2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32264" calcext:value-type="float">
            <text:p>47.8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72856" calcext:value-type="float">
            <text:p>46.4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6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8284" calcext:value-type="float">
            <text:p>45.5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7304" calcext:value-type="float">
            <text:p>43.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054" calcext:value-type="float">
            <text:p>43.2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7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5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3832" calcext:value-type="float">
            <text:p>28.3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1401</text:p>
          </table:table-cell>
          <table:table-cell office:value-type="string" calcext:value-type="string">
            <text:p>1949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" meta:object-count="0"/>
    <meta:user-defined meta:name="AppVersion">3.0</meta:user-defined>
  </office:meta>
</office:document-meta>
</file>